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eja vídeos em 3D no Youtube!</text:p>
      <text:p text:style-name="Standard"/>
      <text:p text:style-name="Standard">Não sei desde quando isso está no ar, mas só hoje que eu tomei conhecimento do Youtube 3D Gallery, um canal que reúne várias listas de reprodução de vídeos 3D utilizando a tecnologia de conversão disponibilizada pelo Youtube. É muito legal e em alguns vídeos dá para ser tem uma experiência bem bacana.</text:p>
      <text:p text:style-name="Standard"/>
      <text:p text:style-name="Standard">Para assistir aos vídeos, é necessário utilizar óculos especiais de visão anaglífica, conhecido como óculos vermelho/ciano. Existe até um vídeo linkado no próprio canal que ensina como fazer um óculos desse utilizando a tampa de um case de CD e caneta vermelha e azul (ciano é a combinação de azul e verde resultando em uma cor comumente chamada de azul-piscina ou verde água).</text:p>
      <text:p text:style-name="Standard"/>
      <text:p text:style-name="Standard">Experimente também assistir aos vídeos com um olho fechado para sentir a diferença.</text:p>
      <text:p text:style-name="Standard"/>
      <text:p text:style-name="Standard">A qualidade da cor dos vídeos é baixa e irei explicar com mais detalhes do porquê em um post sobre visão anaglífica. Aguard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heus Ricardo Uihara Zingarelli</meta:initial-creator>
    <meta:creation-date>2011-02-15T13:36:53.31</meta:creation-date>
    <dc:date>2011-02-15T13:45:49.60</dc:date>
    <dc:creator>Matheus Ricardo Uihara Zingarelli</dc:creator>
    <meta:editing-duration>PT00H08M55S</meta:editing-duration>
    <meta:editing-cycles>2</meta:editing-cycles>
    <meta:generator>BrOffice.org/3.2$Win32 OpenOffice.org_project/320m18$Build-9502</meta:generator>
    <meta:document-statistic meta:table-count="0" meta:image-count="0" meta:object-count="0" meta:page-count="1" meta:paragraph-count="5" meta:word-count="158" meta:character-count="917"/>
  </office:meta>
</office:document-meta>
</file>